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00" draw:textarea-horizontal-align="justify" draw:textarea-vertical-align="middle" draw:auto-grow-height="false" fo:min-height="1.73cm" fo:min-width="1.48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7.05cm" fo:min-width="115.3cm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2.016cm" fo:min-width="3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537cm" fo:min-width="3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2.016cm" fo:min-width="3.7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12" style:family="graphic" style:parent-style-name="standard">
      <style:graphic-properties draw:fill-color="#99ffff" draw:textarea-horizontal-align="justify" draw:textarea-vertical-align="middle" draw:auto-grow-height="false" fo:min-height="2.016cm" fo:min-width="3.737cm"/>
    </style:style>
    <style:style style:name="gr13" style:family="graphic" style:parent-style-name="standard">
      <style:graphic-properties draw:fill-color="#ff33ff" draw:textarea-horizontal-align="justify" draw:textarea-vertical-align="middle" draw:auto-grow-height="false" fo:min-height="1.537cm" fo:min-width="1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1.537cm" fo:min-width="1.5cm"/>
    </style:style>
    <style:style style:name="gr16" style:family="graphic" style:parent-style-name="standard">
      <style:graphic-properties draw:fill-color="#ff6600" draw:textarea-horizontal-align="justify" draw:textarea-vertical-align="middle" draw:auto-grow-height="false" fo:min-height="3.95cm" fo:min-width="4.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2.932cm" fo:min-width="3.482cm"/>
    </style:style>
    <style:style style:name="gr20" style:family="graphic" style:parent-style-name="standard">
      <style:graphic-properties draw:fill-color="#ccff00" draw:textarea-horizontal-align="justify" draw:textarea-vertical-align="middle" draw:auto-grow-height="false" fo:min-height="3.57cm" fo:min-width="3.72cm"/>
    </style:style>
    <style:style style:name="gr21" style:family="graphic" style:parent-style-name="standard">
      <style:graphic-properties draw:fill-color="#ff9900" draw:textarea-horizontal-align="justify" draw:textarea-vertical-align="middle" draw:auto-grow-height="false" fo:min-height="1.297cm" fo:min-width="4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0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1.297cm" fo:min-width="4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P1" style:family="paragraph">
      <loext:graphic-properties draw:fill-color="#66ff00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3pt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99ffff"/>
      <style:paragraph-properties fo:text-align="center"/>
    </style:style>
    <style:style style:name="P11" style:family="paragraph">
      <loext:graphic-properties draw:fill-color="#ff33ff"/>
      <style:paragraph-properties fo:text-align="center"/>
    </style:style>
    <style:style style:name="P12" style:family="paragraph">
      <loext:graphic-properties draw:fill-color="#00cc00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ccff00"/>
      <style:paragraph-properties fo:text-align="center"/>
    </style:style>
    <style:style style:name="T1" style:family="text">
      <style:text-properties fo:font-size="13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9" draw:id="id39" draw:layer="layout" svg:width="2.8cm" svg:height="2.8cm" svg:x="20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15.8cm" svg:height="7.3cm" svg:x="1cm" svg:y="61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1cm" svg:height="1.9cm" svg:x="1cm" svg:y="66.7cm">
          <draw:text-box>
            <text:p text:style-name="P3">evilClockWork method:</text:p>
            <text:p text:style-name="P3">RECEIVES sithVsJedi array</text:p>
          </draw:text-box>
        </draw:frame>
        <draw:custom-shape draw:style-name="gr4" draw:text-style-name="P5" xml:id="id1" draw:id="id1" draw:layer="layout" svg:width="4.238cm" svg:height="2.266cm" svg:x="1.1cm" svg:y="63.83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3cm" svg:height="2.299cm" svg:x="1.7cm" svg:y="63.834cm">
          <draw:text-box>
            <text:p text:style-name="P3"><text:span text:style-name="T1">Player (object)</text:span></text:p>
            <text:p text:style-name="P3"><text:span text:style-name="T1">SithVsJedi </text:span></text:p>
            <text:p text:style-name="P3"><text:span text:style-name="T1">(array) </text:span></text:p>
          </draw:text-box>
        </draw:frame>
        <draw:custom-shape draw:style-name="gr6" draw:text-style-name="P7" xml:id="id2" draw:id="id2" draw:layer="layout" svg:width="3.6cm" svg:height="1.787cm" svg:x="5.2cm" svg:y="56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6cm" svg:height="1.275cm" svg:x="5.5cm" svg:y="56.4cm">
          <draw:text-box>
            <text:p text:style-name="P3"><text:span text:style-name="T2">Method:</text:span></text:p>
            <text:p text:style-name="P3"><text:span text:style-name="T2">lookForTargets</text:span></text:p>
          </draw:text-box>
        </draw:frame>
        <draw:connector draw:style-name="gr8" draw:text-style-name="P9" draw:layer="layout" svg:x1="3.219cm" svg:y1="63.834cm" svg:x2="5.2cm" svg:y2="57.293cm" draw:start-shape="id1" draw:end-shape="id2" draw:end-glue-point="3" svg:d="M3219 63834v-6541h1981" svg:viewBox="0 0 1982 6542">
          <text:p/>
        </draw:connector>
        <draw:custom-shape draw:style-name="gr9" draw:text-style-name="P5" xml:id="id3" draw:id="id3" draw:layer="layout" svg:width="4.237cm" svg:height="2.266cm" svg:x="8.163cm" svg:y="63.83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cm" svg:height="1.787cm" svg:x="8.7cm" svg:y="63.834cm">
          <draw:text-box>
            <text:p text:style-name="P3"><text:span text:style-name="T1">enemies</text:span></text:p>
            <text:p text:style-name="P3"><text:span text:style-name="T1">(array of objects) </text:span></text:p>
          </draw:text-box>
        </draw:frame>
        <draw:connector draw:style-name="gr8" draw:text-style-name="P9" draw:layer="layout" svg:x1="8.8cm" svg:y1="57.293cm" svg:x2="10.281cm" svg:y2="63.834cm" draw:start-shape="id2" draw:start-glue-point="1" draw:end-shape="id3" svg:d="M8800 57293h1481v6541" svg:viewBox="0 0 1482 6542">
          <text:p/>
        </draw:connector>
        <draw:custom-shape draw:style-name="gr6" draw:text-style-name="P7" xml:id="id4" draw:id="id4" draw:layer="layout" svg:width="3.6cm" svg:height="1.787cm" svg:x="14cm" svg:y="56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6cm" svg:height="1.275cm" svg:x="14.3cm" svg:y="56.4cm">
          <draw:text-box>
            <text:p text:style-name="P3"><text:span text:style-name="T2">Method:</text:span></text:p>
            <text:p text:style-name="P3"><text:span text:style-name="T2">evalTargets</text:span></text:p>
          </draw:text-box>
        </draw:frame>
        <draw:connector draw:style-name="gr8" draw:text-style-name="P9" draw:layer="layout" svg:x1="12.4cm" svg:y1="64.967cm" svg:x2="14cm" svg:y2="57.293cm" draw:start-shape="id3" draw:start-glue-point="1" draw:end-shape="id4" svg:d="M12400 64967h800v-7674h800" svg:viewBox="0 0 1601 7675">
          <text:p/>
        </draw:connector>
        <draw:custom-shape draw:style-name="gr9" draw:text-style-name="P5" xml:id="id5" draw:id="id5" draw:layer="layout" svg:width="4.237cm" svg:height="2.266cm" svg:x="15.163cm" svg:y="63.83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3cm" svg:height="1.7cm" svg:x="15.7cm" svg:y="63.834cm">
          <draw:text-box>
            <text:p text:style-name="P3"><text:span text:style-name="T1">enemy</text:span></text:p>
            <text:p text:style-name="P3"><text:span text:style-name="T1">( object) </text:span></text:p>
          </draw:text-box>
        </draw:frame>
        <draw:connector draw:style-name="gr8" draw:text-style-name="P9" draw:layer="layout" svg:x1="15.8cm" svg:y1="58.187cm" svg:x2="17.281cm" svg:y2="63.834cm" draw:start-shape="id4" draw:start-glue-point="2" draw:end-shape="id5" svg:d="M15800 58187v2823h1481v2824" svg:viewBox="0 0 1482 5648">
          <text:p/>
        </draw:connector>
        <draw:custom-shape draw:style-name="gr6" draw:text-style-name="P7" xml:id="id21" draw:id="id21" draw:layer="layout" svg:width="3.6cm" svg:height="1.787cm" svg:x="24.3cm" svg:y="56.4cm">
          <text:p/>
          <draw:enhanced-geometry svg:viewBox="0 0 21600 21600" draw:type="rectangle" draw:enhanced-path="M 0 0 L 21600 0 21600 21600 0 21600 0 0 Z N"/>
        </draw:custom-shape>
        <draw:frame draw:style-name="gr7" draw:text-style-name="P8" xml:id="id6" draw:id="id6" draw:layer="layout" svg:width="3.6cm" svg:height="1.275cm" svg:x="24.6cm" svg:y="56.4cm">
          <draw:text-box>
            <text:p text:style-name="P3"><text:span text:style-name="T2">Method:</text:span></text:p>
            <text:p text:style-name="P3"><text:span text:style-name="T2">evalDistance</text:span></text:p>
          </draw:text-box>
        </draw:frame>
        <draw:connector draw:style-name="gr8" draw:text-style-name="P9" draw:layer="layout" draw:line-skew="-1.3cm -1.2cm" svg:x1="19.4cm" svg:y1="64.967cm" svg:x2="26.4cm" svg:y2="56.4cm" draw:start-shape="id5" draw:start-glue-point="1" draw:end-shape="id6" draw:end-glue-point="0" svg:d="M19400 64967h1300v-10267h5700v1700" svg:viewBox="0 0 7001 10268">
          <text:p/>
        </draw:connector>
        <draw:custom-shape draw:style-name="gr12" draw:text-style-name="P10" xml:id="id7" draw:id="id7" draw:layer="layout" svg:width="4.237cm" svg:height="2.266cm" svg:x="30.563cm" svg:y="63.83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3cm" svg:height="1.7cm" svg:x="31.1cm" svg:y="63.834cm">
          <draw:text-box>
            <text:p text:style-name="P3"><text:span text:style-name="T1">reachable</text:span></text:p>
            <text:p text:style-name="P3"><text:span text:style-name="T1">( condition) </text:span></text:p>
          </draw:text-box>
        </draw:frame>
        <draw:custom-shape draw:style-name="gr13" draw:text-style-name="P11" xml:id="id26" draw:id="id26" draw:layer="layout" svg:width="2cm" svg:height="1.787cm" svg:x="33.8cm" svg:y="68.913cm">
          <text:p/>
          <draw:enhanced-geometry svg:viewBox="0 0 21600 21600" draw:type="rectangle" draw:enhanced-path="M 0 0 L 21600 0 21600 21600 0 21600 0 0 Z N"/>
        </draw:custom-shape>
        <draw:frame draw:style-name="gr14" draw:text-style-name="P8" xml:id="id9" draw:id="id9" draw:layer="layout" svg:width="1.9cm" svg:height="0.8cm" svg:x="33.9cm" svg:y="68.913cm">
          <draw:text-box>
            <text:p text:style-name="P3"><text:span text:style-name="T2">FALSE</text:span></text:p>
          </draw:text-box>
        </draw:frame>
        <draw:custom-shape draw:style-name="gr15" draw:text-style-name="P12" xml:id="id8" draw:id="id8" draw:layer="layout" svg:width="2cm" svg:height="1.787cm" svg:x="33.8cm" svg:y="59.91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9cm" svg:height="0.8cm" svg:x="33.9cm" svg:y="59.913cm">
          <draw:text-box>
            <text:p text:style-name="P3"><text:span text:style-name="T2">TRUE</text:span></text:p>
          </draw:text-box>
        </draw:frame>
        <draw:custom-shape draw:style-name="gr6" draw:text-style-name="P7" xml:id="id10" draw:id="id10" draw:layer="layout" svg:width="3.6cm" svg:height="1.787cm" svg:x="53.4cm" svg:y="56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9cm" svg:height="1.275cm" svg:x="53.7cm" svg:y="56.4cm">
          <draw:text-box>
            <text:p text:style-name="P3"><text:span text:style-name="T2">Method:</text:span></text:p>
            <text:p text:style-name="P3"><text:span text:style-name="T2">attackEnemy</text:span></text:p>
          </draw:text-box>
        </draw:frame>
        <draw:custom-shape draw:style-name="gr6" draw:text-style-name="P7" xml:id="id28" draw:id="id28" draw:layer="layout" svg:width="3.6cm" svg:height="1.787cm" svg:x="26cm" svg:y="73.51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9cm" svg:height="1.275cm" svg:x="26.3cm" svg:y="73.513cm">
          <draw:text-box>
            <text:p text:style-name="P3"><text:span text:style-name="T2">Method:</text:span></text:p>
            <text:p text:style-name="P3"><text:span text:style-name="T2">getCloser</text:span></text:p>
          </draw:text-box>
        </draw:frame>
        <draw:custom-shape draw:style-name="gr16" draw:text-style-name="P13" xml:id="id17" draw:id="id17" draw:layer="layout" svg:width="5.3cm" svg:height="4.2cm" svg:x="88.1cm" svg:y="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4" draw:layer="layout" svg:width="3.4cm" svg:height="1.673cm" svg:x="89.3cm" svg:y="64.9cm">
          <draw:text-box>
            <text:p>END OF</text:p>
            <text:p>TURN</text:p>
          </draw:text-box>
        </draw:frame>
        <draw:custom-shape draw:style-name="gr12" draw:text-style-name="P10" xml:id="id11" draw:id="id11" draw:layer="layout" svg:width="4.237cm" svg:height="2.266cm" svg:x="62.563cm" svg:y="63.83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3cm" svg:height="1.7cm" svg:x="63.1cm" svg:y="63.834cm">
          <draw:text-box>
            <text:p text:style-name="P3"><text:span text:style-name="T1">Hit</text:span></text:p>
            <text:p text:style-name="P3"><text:span text:style-name="T1">( condition) </text:span></text:p>
          </draw:text-box>
        </draw:frame>
        <draw:custom-shape draw:style-name="gr6" draw:text-style-name="P7" xml:id="id14" draw:id="id14" draw:layer="layout" svg:width="3.6cm" svg:height="1.787cm" svg:x="73.9cm" svg:y="56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9cm" svg:height="1.275cm" svg:x="74.2cm" svg:y="56.4cm">
          <draw:text-box>
            <text:p text:style-name="P3"><text:span text:style-name="T2">Method:</text:span></text:p>
            <text:p text:style-name="P3"><text:span text:style-name="T2">rainingBlood</text:span></text:p>
          </draw:text-box>
        </draw:frame>
        <draw:custom-shape draw:style-name="gr12" draw:text-style-name="P10" xml:id="id15" draw:id="id15" draw:layer="layout" svg:width="4.237cm" svg:height="2.266cm" svg:x="76.563cm" svg:y="63.8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18" draw:id="id18" draw:layer="layout" svg:width="3.3cm" svg:height="1.787cm" svg:x="77.1cm" svg:y="63.834cm">
          <draw:text-box>
            <text:p text:style-name="P3"><text:span text:style-name="T1">Enemy is sdead</text:span></text:p>
            <text:p text:style-name="P3"><text:span text:style-name="T1">( condition) </text:span></text:p>
          </draw:text-box>
        </draw:frame>
        <draw:custom-shape draw:style-name="gr6" draw:text-style-name="P7" xml:id="id20" draw:id="id20" draw:layer="layout" svg:width="3.6cm" svg:height="1.787cm" svg:x="84.9cm" svg:y="56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9cm" svg:height="1.275cm" svg:x="85.2cm" svg:y="56.4cm">
          <draw:text-box>
            <text:p text:style-name="P3"><text:span text:style-name="T2">MARK AS</text:span></text:p>
            <text:p text:style-name="P3"><text:span text:style-name="T2">DEAD</text:span></text:p>
          </draw:text-box>
        </draw:frame>
        <draw:custom-shape draw:style-name="gr13" draw:text-style-name="P11" xml:id="id13" draw:id="id13" draw:layer="layout" svg:width="2cm" svg:height="1.787cm" svg:x="68cm" svg:y="68.91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9cm" svg:height="0.8cm" svg:x="68.1cm" svg:y="68.913cm">
          <draw:text-box>
            <text:p text:style-name="P3"><text:span text:style-name="T2">FALSE</text:span></text:p>
          </draw:text-box>
        </draw:frame>
        <draw:custom-shape draw:style-name="gr15" draw:text-style-name="P12" xml:id="id12" draw:id="id12" draw:layer="layout" svg:width="2cm" svg:height="1.787cm" svg:x="68cm" svg:y="59.91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9cm" svg:height="0.8cm" svg:x="68.1cm" svg:y="59.913cm">
          <draw:text-box>
            <text:p text:style-name="P3"><text:span text:style-name="T2">TRUE</text:span></text:p>
          </draw:text-box>
        </draw:frame>
        <draw:custom-shape draw:style-name="gr13" draw:text-style-name="P11" xml:id="id16" draw:id="id16" draw:layer="layout" svg:width="2cm" svg:height="1.787cm" svg:x="82cm" svg:y="68.91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9cm" svg:height="0.8cm" svg:x="82.1cm" svg:y="68.913cm">
          <draw:text-box>
            <text:p text:style-name="P3"><text:span text:style-name="T2">FALSE</text:span></text:p>
          </draw:text-box>
        </draw:frame>
        <draw:custom-shape draw:style-name="gr15" draw:text-style-name="P12" xml:id="id19" draw:id="id19" draw:layer="layout" svg:width="2cm" svg:height="1.787cm" svg:x="82cm" svg:y="59.91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9cm" svg:height="0.8cm" svg:x="82.1cm" svg:y="60.413cm">
          <draw:text-box>
            <text:p text:style-name="P3"><text:span text:style-name="T2">TRUE</text:span></text:p>
          </draw:text-box>
        </draw:frame>
        <draw:connector draw:style-name="gr8" draw:text-style-name="P9" draw:layer="layout" svg:x1="32.681cm" svg:y1="63.834cm" svg:x2="34.8cm" svg:y2="61.7cm" draw:start-shape="id7" draw:start-glue-point="0" draw:end-shape="id8" svg:d="M32681 63834v-1067h2119v-1067" svg:viewBox="0 0 2120 2135">
          <text:p/>
        </draw:connector>
        <draw:connector draw:style-name="gr8" draw:text-style-name="P9" draw:layer="layout" svg:x1="32.681cm" svg:y1="66.1cm" svg:x2="34.85cm" svg:y2="68.913cm" draw:start-shape="id7" draw:start-glue-point="2" draw:end-shape="id9" draw:end-glue-point="0" svg:d="M32681 66100v1407h2169v1406" svg:viewBox="0 0 2170 2814">
          <text:p/>
        </draw:connector>
        <draw:connector draw:style-name="gr8" draw:text-style-name="P9" draw:layer="layout" svg:x1="34.8cm" svg:y1="59.913cm" svg:x2="53.4cm" svg:y2="57.293cm" draw:start-shape="id8" draw:start-glue-point="0" draw:end-shape="id10" draw:end-glue-point="3" svg:d="M34800 59913v-2620h18600" svg:viewBox="0 0 18601 2621">
          <text:p/>
        </draw:connector>
        <draw:connector draw:style-name="gr8" draw:text-style-name="P9" draw:layer="layout" svg:x1="57cm" svg:y1="57.293cm" svg:x2="62.563cm" svg:y2="64.967cm" draw:start-shape="id10" draw:start-glue-point="1" draw:end-shape="id11" draw:end-glue-point="3" svg:d="M57000 57293h2781v7674h2782" svg:viewBox="0 0 5564 7675">
          <text:p/>
        </draw:connector>
        <draw:connector draw:style-name="gr8" draw:text-style-name="P9" draw:layer="layout" svg:x1="64.681cm" svg:y1="63.834cm" svg:x2="69cm" svg:y2="61.7cm" draw:end-shape="id12" draw:end-glue-point="2" svg:d="M64681 63834v-817h4319v-1317" svg:viewBox="0 0 4320 2135">
          <text:p/>
        </draw:connector>
        <draw:connector draw:style-name="gr8" draw:text-style-name="P9" draw:layer="layout" svg:x1="64.681cm" svg:y1="66.1cm" svg:x2="69cm" svg:y2="68.913cm" draw:end-shape="id13" draw:end-glue-point="0" svg:d="M64681 66100v1156h4319v1657" svg:viewBox="0 0 4320 2814">
          <text:p/>
        </draw:connector>
        <draw:connector draw:style-name="gr8" draw:text-style-name="P9" draw:layer="layout" svg:x1="69cm" svg:y1="59.913cm" svg:x2="73.9cm" svg:y2="57.293cm" draw:start-shape="id12" draw:start-glue-point="0" draw:end-shape="id14" draw:end-glue-point="3" svg:d="M69000 59913v-2620h4900" svg:viewBox="0 0 4901 2621">
          <text:p/>
        </draw:connector>
        <draw:connector draw:style-name="gr8" draw:text-style-name="P9" draw:layer="layout" svg:x1="75.7cm" svg:y1="58.187cm" svg:x2="76.563cm" svg:y2="64.967cm" draw:start-shape="id14" draw:start-glue-point="2" draw:end-shape="id15" draw:end-glue-point="3" svg:d="M75700 58187v6780h863" svg:viewBox="0 0 864 6781">
          <text:p/>
        </draw:connector>
        <draw:connector draw:style-name="gr8" draw:text-style-name="P9" draw:layer="layout" svg:x1="78.681cm" svg:y1="66.1cm" svg:x2="83cm" svg:y2="68.913cm" draw:start-shape="id15" draw:start-glue-point="2" draw:end-shape="id16" draw:end-glue-point="0" svg:d="M78681 66100v1406h4319v1407" svg:viewBox="0 0 4320 2814">
          <text:p/>
        </draw:connector>
        <draw:connector draw:style-name="gr8" draw:text-style-name="P9" draw:layer="layout" draw:line-skew="0.6cm" svg:x1="83cm" svg:y1="70.7cm" svg:x2="90.75cm" svg:y2="67.2cm" draw:start-shape="id16" draw:start-glue-point="2" draw:end-shape="id17" svg:d="M83000 70700v1100h7750v-4600" svg:viewBox="0 0 7751 4601">
          <text:p/>
        </draw:connector>
        <draw:connector draw:style-name="gr8" draw:text-style-name="P9" draw:layer="layout" draw:line-skew="1.9cm" svg:x1="69cm" svg:y1="70.7cm" svg:x2="90.75cm" svg:y2="67.2cm" draw:start-shape="id13" draw:start-glue-point="2" draw:end-shape="id17" draw:end-glue-point="2" svg:d="M69000 70700v2400h21750v-5900" svg:viewBox="0 0 21751 5901">
          <text:p/>
        </draw:connector>
        <draw:connector draw:style-name="gr8" draw:text-style-name="P9" draw:layer="layout" svg:x1="78.75cm" svg:y1="63.834cm" svg:x2="83cm" svg:y2="61.7cm" draw:start-shape="id18" draw:start-glue-point="0" draw:end-shape="id19" draw:end-glue-point="2" svg:d="M78750 63834v-1067h4250v-1067" svg:viewBox="0 0 4251 2135">
          <text:p/>
        </draw:connector>
        <draw:connector draw:style-name="gr8" draw:text-style-name="P9" draw:layer="layout" svg:x1="83cm" svg:y1="59.913cm" svg:x2="84.9cm" svg:y2="57.293cm" draw:start-shape="id19" draw:start-glue-point="0" draw:end-shape="id20" draw:end-glue-point="3" svg:d="M83000 59913v-2620h1900" svg:viewBox="0 0 1901 2621">
          <text:p/>
        </draw:connector>
        <draw:connector draw:style-name="gr8" draw:text-style-name="P9" draw:layer="layout" svg:x1="88.5cm" svg:y1="57.293cm" svg:x2="90.75cm" svg:y2="63cm" draw:start-shape="id20" draw:start-glue-point="1" draw:end-shape="id17" draw:end-glue-point="0" svg:d="M88500 57293h2250v5707" svg:viewBox="0 0 2251 5708">
          <text:p/>
        </draw:connector>
        <draw:frame draw:style-name="gr18" draw:text-style-name="P6" draw:layer="layout" svg:width="1.8cm" svg:height="0.9cm" svg:x="3.5cm" svg:y="59.7cm">
          <draw:text-box>
            <text:p text:style-name="P3"><text:span text:style-name="T1">SEND </text:span></text:p>
          </draw:text-box>
        </draw:frame>
        <draw:frame draw:style-name="gr14" draw:text-style-name="P6" draw:layer="layout" svg:width="2.5cm" svg:height="0.8cm" svg:x="7.7cm" svg:y="59.7cm">
          <draw:text-box>
            <text:p text:style-name="P3"><text:span text:style-name="T1">RETURN</text:span></text:p>
          </draw:text-box>
        </draw:frame>
        <draw:connector draw:style-name="gr8" draw:text-style-name="P9" draw:layer="layout" svg:x1="27.9cm" svg:y1="57.293cm" svg:x2="30.563cm" svg:y2="64.967cm" draw:start-shape="id21" draw:end-shape="id7" draw:end-glue-point="3" svg:d="M27900 57293h1331v7674h1332" svg:viewBox="0 0 2664 7675">
          <text:p/>
        </draw:connector>
        <draw:custom-shape draw:style-name="gr12" draw:text-style-name="P10" xml:id="id22" draw:id="id22" draw:layer="layout" svg:width="4.237cm" svg:height="2.266cm" svg:x="41.563cm" svg:y="63.834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24" draw:id="id24" draw:layer="layout" svg:width="3.3cm" svg:height="2.299cm" svg:x="42.1cm" svg:y="63.834cm">
          <draw:text-box>
            <text:p text:style-name="P3"><text:span text:style-name="T1">STEPCOUNTER LIMIT REACHED</text:span></text:p>
            <text:p text:style-name="P3"><text:span text:style-name="T1">( condition) </text:span></text:p>
          </draw:text-box>
        </draw:frame>
        <draw:custom-shape draw:style-name="gr13" draw:text-style-name="P11" xml:id="id27" draw:id="id27" draw:layer="layout" svg:width="2cm" svg:height="1.787cm" svg:x="48.9cm" svg:y="68.913cm">
          <text:p/>
          <draw:enhanced-geometry svg:viewBox="0 0 21600 21600" draw:type="rectangle" draw:enhanced-path="M 0 0 L 21600 0 21600 21600 0 21600 0 0 Z N"/>
        </draw:custom-shape>
        <draw:frame draw:style-name="gr14" draw:text-style-name="P8" xml:id="id25" draw:id="id25" draw:layer="layout" svg:width="1.9cm" svg:height="0.8cm" svg:x="49cm" svg:y="68.913cm">
          <draw:text-box>
            <text:p text:style-name="P3"><text:span text:style-name="T2">FALSE</text:span></text:p>
          </draw:text-box>
        </draw:frame>
        <draw:custom-shape draw:style-name="gr15" draw:text-style-name="P12" xml:id="id23" draw:id="id23" draw:layer="layout" svg:width="2cm" svg:height="1.787cm" svg:x="48.9cm" svg:y="59.91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9cm" svg:height="0.8cm" svg:x="49cm" svg:y="59.913cm">
          <draw:text-box>
            <text:p text:style-name="P3"><text:span text:style-name="T2">TRUE</text:span></text:p>
          </draw:text-box>
        </draw:frame>
        <draw:connector draw:style-name="gr8" draw:text-style-name="P9" draw:layer="layout" svg:x1="43.681cm" svg:y1="63.834cm" svg:x2="49.9cm" svg:y2="61.7cm" draw:start-shape="id22" draw:end-shape="id23" draw:end-glue-point="2" svg:d="M43681 63834v-1067h6219v-1067" svg:viewBox="0 0 6220 2135">
          <text:p/>
        </draw:connector>
        <draw:connector draw:style-name="gr8" draw:text-style-name="P9" draw:layer="layout" svg:x1="43.75cm" svg:y1="66.133cm" svg:x2="49.95cm" svg:y2="68.913cm" draw:start-shape="id24" draw:start-glue-point="2" draw:end-shape="id25" draw:end-glue-point="0" svg:d="M43750 66133v1390h6200v1390" svg:viewBox="0 0 6201 2781">
          <text:p/>
        </draw:connector>
        <draw:connector draw:style-name="gr8" draw:text-style-name="P9" draw:layer="layout" svg:x1="35.8cm" svg:y1="69.806cm" svg:x2="41.563cm" svg:y2="64.967cm" draw:start-shape="id26" draw:start-glue-point="1" draw:end-shape="id22" draw:end-glue-point="3" svg:d="M35800 69806h2881v-4839h2882" svg:viewBox="0 0 5764 4840">
          <text:p/>
        </draw:connector>
        <draw:connector draw:style-name="gr8" draw:text-style-name="P9" draw:layer="layout" draw:line-skew="1.199cm" svg:x1="50.9cm" svg:y1="69.806cm" svg:x2="29.6cm" svg:y2="74.406cm" draw:start-shape="id27" draw:start-glue-point="1" draw:end-shape="id28" draw:end-glue-point="1" svg:d="M50900 69806h1700v4600h-23000" svg:viewBox="0 0 23001 4601">
          <text:p/>
        </draw:connector>
        <draw:custom-shape draw:style-name="gr19" draw:text-style-name="P3" xml:id="id29" draw:id="id29" draw:layer="layout" svg:width="5.3cm" svg:height="4.5cm" svg:x="21.9cm" svg:y="63.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9" draw:layer="layout" draw:line-skew="-11.5cm 10.399cm" svg:x1="50.9cm" svg:y1="60.806cm" svg:x2="90.75cm" svg:y2="67.2cm" draw:start-shape="id23" draw:start-glue-point="1" draw:end-shape="id17" draw:end-glue-point="2" svg:d="M50900 60806h7100v17294h32750v-10900" svg:viewBox="0 0 39851 17295">
          <text:p/>
        </draw:connector>
        <draw:frame draw:style-name="gr10" draw:text-style-name="P6" draw:layer="layout" svg:width="3.3cm" svg:height="1.787cm" svg:x="22.9cm" svg:y="64.634cm">
          <draw:text-box>
            <text:p text:style-name="P3"><text:span text:style-name="T1"><text:s text:c="3"/></text:span><text:span text:style-name="T1">evilPaths</text:span></text:p>
            <text:p text:style-name="P3"><text:span text:style-name="T1"/></text:p>
            <text:p text:style-name="P3"><text:span text:style-name="T1"><text:s text:c="3"/></text:span><text:span text:style-name="T1">OBJECT</text:span></text:p>
          </draw:text-box>
        </draw:frame>
        <draw:connector draw:style-name="gr8" draw:text-style-name="P9" draw:layer="layout" svg:x1="24.15cm" svg:y1="63.2cm" svg:x2="26.1cm" svg:y2="58.187cm" draw:start-shape="id29" draw:start-glue-point="4" draw:end-shape="id21" draw:end-glue-point="2" svg:d="M24150 63200v-2507h1950v-2506" svg:viewBox="0 0 1951 5014">
          <text:p/>
        </draw:connector>
        <draw:connector draw:style-name="gr8" draw:text-style-name="P9" draw:layer="layout" svg:x1="26cm" svg:y1="74.406cm" svg:x2="24.55cm" svg:y2="67.7cm" draw:start-shape="id28" draw:start-glue-point="3" draw:end-shape="id29" svg:d="M26000 74406h-1450v-6706" svg:viewBox="0 0 1451 6707">
          <text:p/>
        </draw:connector>
        <draw:custom-shape draw:style-name="gr20" draw:text-style-name="P15" xml:id="id36" draw:id="id36" draw:layer="layout" svg:width="5.8cm" svg:height="5.4cm" svg:x="9.6cm" svg:y="13.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6" draw:layer="layout" svg:width="4.4cm" svg:height="2.299cm" svg:x="10.6cm" svg:y="15.035cm">
          <draw:text-box>
            <text:p text:style-name="P3"><text:span text:style-name="T1">evilClockWork</text:span></text:p>
            <text:p text:style-name="P3"><text:span text:style-name="T1"/></text:p>
            <text:p text:style-name="P3"><text:span text:style-name="T1"><text:s text:c="3"/></text:span><text:span text:style-name="T1">OBJECT</text:span></text:p>
          </draw:text-box>
        </draw:frame>
        <draw:custom-shape draw:style-name="gr21" draw:text-style-name="P5" xml:id="id30" draw:id="id30" draw:layer="layout" svg:width="4.8cm" svg:height="1.547cm" svg:x="3.6cm" svg:y="1.8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4.7cm" svg:height="1.339cm" svg:x="3.9cm" svg:y="1.8cm">
          <draw:text-box>
            <text:p text:style-name="P3"><text:span text:style-name="T2">Method:</text:span></text:p>
            <text:p text:style-name="P3"><text:span text:style-name="T2">evilStart(sithVsJedi)</text:span></text:p>
          </draw:text-box>
        </draw:frame>
        <draw:custom-shape draw:style-name="gr23" draw:text-style-name="P7" xml:id="id31" draw:id="id31" draw:layer="layout" svg:width="4.8cm" svg:height="1.547cm" svg:x="9.6cm" svg:y="5.8cm">
          <text:p/>
          <draw:enhanced-geometry svg:viewBox="0 0 21600 21600" draw:type="rectangle" draw:enhanced-path="M 0 0 L 21600 0 21600 21600 0 21600 0 0 Z N"/>
        </draw:custom-shape>
        <draw:frame draw:style-name="gr22" draw:text-style-name="P8" xml:id="id37" draw:id="id37" draw:layer="layout" svg:width="4.7cm" svg:height="1.339cm" svg:x="9.7cm" svg:y="5.9cm">
          <draw:text-box>
            <text:p text:style-name="P3"><text:span text:style-name="T2">Method:</text:span></text:p>
            <text:p text:style-name="P3"><text:span text:style-name="T2">underTaker(sithVsJedi)</text:span></text:p>
          </draw:text-box>
        </draw:frame>
        <draw:custom-shape draw:style-name="gr23" draw:text-style-name="P7" xml:id="id32" draw:id="id32" draw:layer="layout" svg:width="4.8cm" svg:height="1.547cm" svg:x="9.6cm" svg:y="8.8cm">
          <text:p/>
          <draw:enhanced-geometry svg:viewBox="0 0 21600 21600" draw:type="rectangle" draw:enhanced-path="M 0 0 L 21600 0 21600 21600 0 21600 0 0 Z N"/>
        </draw:custom-shape>
        <draw:frame draw:style-name="gr22" draw:text-style-name="P8" xml:id="id34" draw:id="id34" draw:layer="layout" svg:width="4.7cm" svg:height="1.339cm" svg:x="9.7cm" svg:y="8.9cm">
          <draw:text-box>
            <text:p text:style-name="P3"><text:span text:style-name="T2">Method:</text:span></text:p>
            <text:p text:style-name="P3"><text:span text:style-name="T2">stopFight(sithVsJedi)</text:span></text:p>
          </draw:text-box>
        </draw:frame>
        <draw:connector draw:style-name="gr8" draw:text-style-name="P9" draw:layer="layout" svg:x1="6cm" svg:y1="3.347cm" svg:x2="12cm" svg:y2="5.8cm" draw:start-shape="id30" draw:start-glue-point="2" draw:end-shape="id31" draw:end-glue-point="0" svg:d="M6000 3347v1226h6000v1227" svg:viewBox="0 0 6001 2454">
          <text:p/>
        </draw:connector>
        <draw:connector draw:style-name="gr8" draw:text-style-name="P9" draw:layer="layout" svg:x1="12cm" svg:y1="7.347cm" svg:x2="12cm" svg:y2="8.8cm" draw:start-shape="id31" draw:start-glue-point="2" draw:end-shape="id32" draw:end-glue-point="0" svg:d="M12000 7347v1453" svg:viewBox="0 0 1 1454">
          <text:p/>
        </draw:connector>
        <draw:connector draw:style-name="gr8" draw:text-style-name="P9" draw:layer="layout" svg:x1="9.6cm" svg:y1="9.573cm" svg:x2="6.6cm" svg:y2="11.8cm" draw:start-shape="id32" draw:start-glue-point="3" draw:end-shape="id33" draw:end-glue-point="0" svg:d="M9600 9573h-3000v2227" svg:viewBox="0 0 3001 2228">
          <text:p/>
        </draw:connector>
        <draw:connector draw:style-name="gr8" draw:text-style-name="P9" draw:layer="layout" svg:x1="14.4cm" svg:y1="9.569cm" svg:x2="17.35cm" svg:y2="11.8cm" draw:start-shape="id34" draw:start-glue-point="1" draw:end-shape="id35" draw:end-glue-point="0" svg:d="M14400 9569h2950v2231" svg:viewBox="0 0 2951 2232">
          <text:p/>
        </draw:connector>
        <draw:connector draw:style-name="gr8" draw:text-style-name="P9" draw:layer="layout" svg:x1="6.6cm" svg:y1="13.587cm" svg:x2="9.6cm" svg:y2="16.1cm" draw:start-shape="id33" draw:start-glue-point="2" draw:end-shape="id36" draw:end-glue-point="5" svg:d="M6600 13587v2513h3000" svg:viewBox="0 0 3001 2514">
          <text:p/>
        </draw:connector>
        <draw:frame draw:style-name="gr22" draw:text-style-name="P8" draw:layer="layout" svg:width="4.7cm" svg:height="1.339cm" svg:x="12.9cm" svg:y="5.201cm">
          <draw:text-box>
            <text:p text:style-name="P3"><text:span text:style-name="T2">Removes marked as dead</text:span></text:p>
          </draw:text-box>
        </draw:frame>
        <draw:frame draw:style-name="gr24" draw:text-style-name="P8" draw:layer="layout" svg:width="4.7cm" svg:height="1.547cm" svg:x="6.9cm" svg:y="7.702cm">
          <draw:text-box>
            <text:p text:style-name="P3"><text:span text:style-name="T2">Checks if there are opponent teams member</text:span></text:p>
          </draw:text-box>
        </draw:frame>
        <draw:connector draw:style-name="gr8" draw:text-style-name="P9" draw:layer="layout" draw:line-skew="1.498cm -5.299cm" svg:x1="12.3cm" svg:y1="18.8cm" svg:x2="9.7cm" svg:y2="6.569cm" draw:start-shape="id36" draw:start-glue-point="6" draw:end-shape="id37" draw:end-glue-point="3" svg:d="M12300 18800v2000h-8500v-14231h5900" svg:viewBox="0 0 8501 14232">
          <text:p/>
        </draw:connector>
        <draw:frame draw:style-name="gr22" draw:text-style-name="P8" draw:layer="layout" svg:width="1.9cm" svg:height="1.339cm" svg:x="20.8cm" svg:y="15.3cm">
          <draw:text-box>
            <text:p text:style-name="P3"><text:span text:style-name="T2"/></text:p>
            <text:p text:style-name="P3"><text:span text:style-name="T2">END</text:span></text:p>
          </draw:text-box>
        </draw:frame>
        <draw:connector draw:style-name="gr8" draw:text-style-name="P9" draw:layer="layout" svg:x1="17.3cm" svg:y1="13.587cm" svg:x2="20.4cm" svg:y2="16cm" draw:start-shape="id38" draw:start-glue-point="2" draw:end-shape="id39" draw:end-glue-point="6" svg:d="M17300 13587v2413h3100" svg:viewBox="0 0 3101 2414">
          <text:p/>
        </draw:connector>
        <draw:custom-shape draw:style-name="gr13" draw:text-style-name="P11" xml:id="id33" draw:id="id33" draw:layer="layout" svg:width="2cm" svg:height="1.787cm" svg:x="5.6cm" svg:y="11.8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9cm" svg:height="0.8cm" svg:x="5.8cm" svg:y="11.8cm">
          <draw:text-box>
            <text:p text:style-name="P3"><text:span text:style-name="T2">FALSE</text:span></text:p>
          </draw:text-box>
        </draw:frame>
        <draw:custom-shape draw:style-name="gr15" draw:text-style-name="P12" xml:id="id38" draw:id="id38" draw:layer="layout" svg:width="2cm" svg:height="1.787cm" svg:x="16.3cm" svg:y="11.8cm">
          <text:p/>
          <draw:enhanced-geometry svg:viewBox="0 0 21600 21600" draw:type="rectangle" draw:enhanced-path="M 0 0 L 21600 0 21600 21600 0 21600 0 0 Z N"/>
        </draw:custom-shape>
        <draw:frame draw:style-name="gr14" draw:text-style-name="P8" xml:id="id35" draw:id="id35" draw:layer="layout" svg:width="1.9cm" svg:height="0.8cm" svg:x="16.4cm" svg:y="11.8cm">
          <draw:text-box>
            <text:p text:style-name="P3"><text:span text:style-name="T2">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6:18:22.845224890</meta:creation-date>
    <meta:generator>LibreOffice/5.2.7.2$Linux_X86_64 LibreOffice_project/20m0$Build-2</meta:generator>
    <dc:date>2019-06-10T19:02:28.795457023</dc:date>
    <meta:editing-duration>P1DT15H44M52S</meta:editing-duration>
    <meta:editing-cycles>9</meta:editing-cycles>
    <meta:document-statistic meta:object-count="102"/>
  </office:meta>
</office:document-meta>
</file>